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2e1" officeooo:paragraph-rsid="001872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Ленинград мы ехали через Москв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3-30T17:18:40.886801027</meta:creation-date>
    <dc:date>2016-03-30T17:20:03.310262266</dc:date>
    <dc:creator>sehrguey </dc:creator>
    <meta:editing-duration>PT1M22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4.3.3.2$Linux_x86 LibreOffice_project/430m0$Build-2</meta:generator>
  </office:meta>
</office:document-meta>
</file>